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text-properties officeooo:rsid="000d1116" officeooo:paragraph-rsid="000d1116"/>
    </style:style>
    <style:style style:name="P5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6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8" style:family="paragraph" style:parent-style-name="Standard">
      <style:text-properties officeooo:rsid="000d8f27" officeooo:paragraph-rsid="00088e0e"/>
    </style:style>
    <style:style style:name="P9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ed7f7"/>
    </style:style>
    <style:style style:name="T6" style:family="text">
      <style:text-properties officeooo:rsid="000f0f33"/>
    </style:style>
    <style:style style:name="T7" style:family="text">
      <style:text-properties officeooo:rsid="000f104d"/>
    </style:style>
    <style:style style:name="T8" style:family="text">
      <style:text-properties officeooo:rsid="000fdc2e"/>
    </style:style>
    <style:style style:name="T9" style:family="text">
      <style:text-properties officeooo:rsid="001328e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<text:span text:style-name="T5">menù bambino</text:span>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<text:span text:style-name="T6">a</text:span>. <text:span text:style-name="T2">l</text:span><text:span text:style-name="T1">'</text:span><text:span text:style-name="T5">Impiegato</text:span><text:span text:style-name="T1"> a</text:span>ccede alla <text:span text:style-name="T4">funzione per la modifica </text:span><text:span text:style-name="T5">il piano-pasto</text:span><text:span text:style-name="T4"> di un bambino</text:span>.</text:p>
            <text:p text:style-name="P2"/>
            <text:p text:style-name="P5"><text:span text:style-name="T6">b</text:span><text:span text:style-name="T2">. il sistema </text:span><text:span text:style-name="T3">mostra</text:span><text:span text:style-name="T2"> l</text:span><text:span text:style-name="T5">a form per la </text:span><text:span text:style-name="T7">scelta del piano-pasto normale</text:span><text:span text:style-name="T5"> </text:span><text:span text:style-name="T7">o alternativo</text:span><text:span text:style-name="T2">.</text:span></text:p>
            <text:p text:style-name="P3"/>
            <text:p text:style-name="P3"><text:span text:style-name="T6">c</text:span>. <text:span text:style-name="T9">l'impiegato</text:span> setta le nuove impostazioni.</text:p>
            <text:p text:style-name="P3"/>
            <text:p text:style-name="P6"><text:span text:style-name="T6">d</text:span>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</text:span><text:span text:style-name="T5">piano-past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379882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'impiegato riceve la conferma o un messaggio d'errore entro 20 secondi.</text:p>
          </table:table-cell>
        </table:table-row>
      </table:table>
      <text:p text:style-name="P7">UC14: Permette ai genitori degli iscritti di modificare <text:span text:style-name="T8">il menù </text:span>dei propri fig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13</meta:editing-cycles>
    <meta:generator>LibreOffice/3.6$Windows_x86 LibreOffice_project/da8c1e6-fd468f4-454e206-f42a4a9-143cfd</meta:generator>
    <dc:date>2012-10-25T12:26:00.38</dc:date>
    <meta:document-statistic meta:table-count="1" meta:image-count="0" meta:object-count="0" meta:page-count="1" meta:paragraph-count="18" meta:word-count="124" meta:character-count="818" meta:non-whitespace-character-count="711"/>
    <meta:user-defined meta:name="Info 1"/>
    <meta:user-defined meta:name="Info 2"/>
    <meta:user-defined meta:name="Info 3"/>
    <meta:user-defined meta:name="Info 4"/>
  </office:meta>
</office:document-meta>
</file>